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ValueChangedEvent.getN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ValueChangedEvent.DeferredValueChangedEvent( Widget source , Object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